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74efa"/>
    </style:style>
    <style:style style:name="P2" style:family="paragraph" style:parent-style-name="Standard">
      <style:text-properties officeooo:paragraph-rsid="00089d13"/>
    </style:style>
    <style:style style:name="P3" style:family="paragraph" style:parent-style-name="Standard">
      <style:text-properties officeooo:paragraph-rsid="000a9eb2"/>
    </style:style>
    <style:style style:name="P4" style:family="paragraph" style:parent-style-name="Standard">
      <style:paragraph-properties fo:text-align="center" style:justify-single-word="false"/>
      <style:text-properties officeooo:rsid="00074efa" officeooo:paragraph-rsid="00074efa"/>
    </style:style>
    <style:style style:name="P5" style:family="paragraph" style:parent-style-name="Standard">
      <style:text-properties officeooo:rsid="00074efa" officeooo:paragraph-rsid="00074efa"/>
    </style:style>
    <style:style style:name="P6" style:family="paragraph" style:parent-style-name="Standard">
      <style:text-properties officeooo:rsid="00074efa" officeooo:paragraph-rsid="00089d13"/>
    </style:style>
    <style:style style:name="P7" style:family="paragraph" style:parent-style-name="Standard">
      <style:text-properties officeooo:rsid="00074efa" officeooo:paragraph-rsid="000e2503"/>
    </style:style>
    <style:style style:name="P8" style:family="paragraph" style:parent-style-name="Standard">
      <style:text-properties fo:font-weight="bold" officeooo:rsid="00074efa" officeooo:paragraph-rsid="00074efa" style:font-weight-asian="bold" style:font-weight-complex="bold"/>
    </style:style>
    <style:style style:name="P9" style:family="paragraph" style:parent-style-name="Standard">
      <style:text-properties fo:font-weight="bold" officeooo:rsid="00074efa" officeooo:paragraph-rsid="00089d13" style:font-weight-asian="bold" style:font-weight-complex="bold"/>
    </style:style>
    <style:style style:name="P10" style:family="paragraph" style:parent-style-name="Standard">
      <style:text-properties officeooo:rsid="000a9eb2" officeooo:paragraph-rsid="000a9eb2"/>
    </style:style>
    <style:style style:name="P11" style:family="paragraph" style:parent-style-name="Standard">
      <style:text-properties officeooo:rsid="000a5d4c" officeooo:paragraph-rsid="00089d13"/>
    </style:style>
    <style:style style:name="P12" style:family="paragraph" style:parent-style-name="Standard">
      <style:text-properties officeooo:rsid="000947f8" officeooo:paragraph-rsid="00089d13"/>
    </style:style>
    <style:style style:name="P13" style:family="paragraph" style:parent-style-name="Standard">
      <style:text-properties officeooo:rsid="000947f8" officeooo:paragraph-rsid="000947f8"/>
    </style:style>
    <style:style style:name="P14" style:family="paragraph" style:parent-style-name="Header">
      <style:text-properties officeooo:rsid="00074efa" officeooo:paragraph-rsid="00074efa"/>
    </style:style>
    <style:style style:name="T1" style:family="text">
      <style:text-properties officeooo:rsid="00074efa"/>
    </style:style>
    <style:style style:name="T2" style:family="text">
      <style:text-properties fo:font-weight="bold" officeooo:rsid="00074efa" style:font-weight-asian="bold" style:font-weight-complex="bold"/>
    </style:style>
    <style:style style:name="T3" style:family="text">
      <style:text-properties officeooo:rsid="00089d13"/>
    </style:style>
    <style:style style:name="T4" style:family="text">
      <style:text-properties officeooo:rsid="000947f8"/>
    </style:style>
    <style:style style:name="T5" style:family="text">
      <style:text-properties officeooo:rsid="000a5d4c"/>
    </style:style>
    <style:style style:name="T6" style:family="text">
      <style:text-properties officeooo:rsid="000a9eb2"/>
    </style:style>
    <style:style style:name="T7" style:family="text">
      <style:text-properties officeooo:rsid="000c2953"/>
    </style:style>
    <style:style style:name="T8" style:family="text">
      <style:text-properties officeooo:rsid="000e25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dme</text:p>
      <text:p text:style-name="P5"/>
      <text:p text:style-name="P5">Group:</text:p>
      <text:p text:style-name="P1"><text:span text:style-name="T1"><text:tab/></text:span><text:span text:style-name="T7">Shuk Ying</text:span><text:span text:style-name="T1"> Tsoi</text:span></text:p>
      <text:p text:style-name="P5"><text:tab/>Nat Schaffner</text:p>
      <text:p text:style-name="P5"/>
      <text:p text:style-name="P5"/>
      <text:p text:style-name="P5">Explanation of file and function strategies</text:p>
      <text:p text:style-name="P7"><text:span text:style-name="T8">Makefile:</text:span></text:p>
      <text:p text:style-name="P7"><text:span text:style-name="T8"><text:tab/>make</text:span></text:p>
      <text:p text:style-name="P7"><text:span text:style-name="T8"><text:tab/><text:tab/>Rule → “all” → Builds search executable</text:span></text:p>
      <text:p text:style-name="P7"><text:span text:style-name="T8"><text:tab/>make test</text:span></text:p>
      <text:p text:style-name="P7"><text:span text:style-name="T8"><text:tab/><text:tab/>Rule → “test” → Runs search executable with a compatible indexer output</text:span></text:p>
      <text:p text:style-name="P7"><text:span text:style-name="T8"><text:tab/>make indexer-jessie</text:span></text:p>
      <text:p text:style-name="P7"><text:span text:style-name="T8"><text:tab/><text:tab/>Rule → “indexer-jessie” → Builds Jessie's indexer</text:span></text:p>
      <text:p text:style-name="P7"><text:span text:style-name="T8"><text:tab/>make indexer-nat</text:span></text:p>
      <text:p text:style-name="P7"><text:span text:style-name="T8"><text:tab/><text:tab/>Rule → “indexer-nat” → Build's Nat's indexer</text:span></text:p>
      <text:p text:style-name="P7"><text:span text:style-name="T8"/></text:p>
      <text:p text:style-name="P5">Search.h</text:p>
      <text:p text:style-name="P5"><text:tab/>Include guard</text:p>
      <text:p text:style-name="P5"><text:tab/>Function prototypes</text:p>
      <text:p text:style-name="P5"><text:tab/>Data Structures</text:p>
      <text:p text:style-name="P5">Search.c</text:p>
      <text:p text:style-name="P8"><text:tab/>insertWordNode</text:p>
      <text:p text:style-name="P1"><text:span text:style-name="T1"><text:tab/><text:tab/>Implementation for </text:span><text:span text:style-name="T3">insertion of a word node into an index.</text:span></text:p>
      <text:p text:style-name="P2"><text:span text:style-name="T1"><text:tab/></text:span><text:span text:style-name="T2">addToBack</text:span></text:p>
      <text:p text:style-name="P2"><text:span text:style-name="T1"><text:tab/><text:tab/>Implementation for </text:span><text:span text:style-name="T3">adding a file node to a word node.</text:span></text:p>
      <text:p text:style-name="P2"><text:span text:style-name="T1"><text:tab/></text:span><text:span text:style-name="T2">discoverFilename</text:span></text:p>
      <text:p text:style-name="P3"><text:span text:style-name="T1"><text:tab/><text:tab/>Implementation for </text:span><text:span text:style-name="T6">parsing a line of filenames in a string from the inverted index</text:span></text:p>
      <text:p text:style-name="P10"><text:tab/><text:tab/><text:tab/>into a list</text:p>
      <text:p text:style-name="P9"><text:tab/>printList</text:p>
      <text:p text:style-name="P2"><text:span text:style-name="T1"><text:tab/><text:tab/>Implementation for </text:span><text:span text:style-name="T4">printing a list of words.</text:span></text:p>
      <text:p text:style-name="P9"><text:tab/>printList2</text:p>
      <text:p text:style-name="P2"><text:span text:style-name="T1"><text:tab/><text:tab/>Implementation for </text:span><text:span text:style-name="T4">printing out a list of files.</text:span></text:p>
      <text:p text:style-name="P9"><text:tab/>main</text:p>
      <text:p text:style-name="P6"><text:tab/><text:tab/>Implementation for:</text:p>
      <text:p text:style-name="P2"><text:span text:style-name="T1"><text:tab/><text:tab/><text:tab/></text:span><text:span text:style-name="T5">checking argument number</text:span></text:p>
      <text:p text:style-name="P11"><text:tab/><text:tab/><text:tab/>opening file</text:p>
      <text:p text:style-name="P11"><text:tab/><text:tab/><text:tab/>import file to index</text:p>
      <text:p text:style-name="P11"><text:tab/><text:tab/><text:tab/>query user</text:p>
      <text:p text:style-name="P9"><text:tab/>sa</text:p>
      <text:p text:style-name="P2"><text:span text:style-name="T1"><text:tab/><text:tab/>Implementation for </text:span><text:span text:style-name="T4">search_logical_and</text:span></text:p>
      <text:p text:style-name="P12"><text:tab/><text:tab/>...Incomplete</text:p>
      <text:p text:style-name="P12"><text:tab/><text:tab/>Strategy:</text:p>
      <text:p text:style-name="P12"><text:tab/><text:tab/><text:tab/>Data structure for each token in the query</text:p>
      <text:p text:style-name="P12"><text:tab/><text:tab/><text:tab/>Each query word has a list of files that the word is in</text:p>
      <text:p text:style-name="P13"><text:tab/><text:tab/><text:tab/><text:tab/>(this can be tokenized more or less directly</text:p>
      <text:p text:style-name="P13"><text:soft-page-break/><text:tab/><text:tab/><text:tab/><text:tab/>from the format of the inverted index file)</text:p>
      <text:p text:style-name="P13"><text:tab/><text:tab/><text:tab/>After parsing index structure for tokens and associated filenames,</text:p>
      <text:p text:style-name="P13"><text:tab/><text:tab/><text:tab/><text:tab/>a paring-down process occurs, as each filename starting with the first <text:tab/><text:tab/><text:tab/><text:tab/><text:tab/>token's list is iterated through.</text:p>
      <text:p text:style-name="P13"><text:tab/><text:tab/><text:tab/>Paring-down process: if a filename is in the list for a token, it is checked against</text:p>
      <text:p text:style-name="P13"><text:tab/><text:tab/><text:tab/><text:tab/>all other token's lists – when a match is found, the filename stays, but if</text:p>
      <text:p text:style-name="P13"><text:tab/><text:tab/><text:tab/><text:tab/>the filename does not show up in all lists, it is removed from any list</text:p>
      <text:p text:style-name="P13"><text:tab/><text:tab/><text:tab/>After the paring down process, only the files containing all terms are left</text:p>
      <text:p text:style-name="P9"><text:tab/>so</text:p>
      <text:p text:style-name="P2"><text:span text:style-name="T1"><text:tab/><text:tab/>Implementation for </text:span><text:span text:style-name="T4">search_logical_or</text:span></text:p>
      <text:p text:style-name="P12"><text:tab/><text:tab/>Strategy:</text:p>
      <text:p text:style-name="P12"><text:tab/><text:tab/><text:tab/>parse index for words matching tokens, list or results</text:p>
      <text:p text:style-name="P12"><text:tab/><text:tab/><text:tab/><text:tab/>iterate along tokens</text:p>
      <text:p text:style-name="P12"><text:tab/><text:tab/><text:tab/><text:tab/><text:tab/>if token == word all files are added to list</text:p>
      <text:p text:style-name="P12"><text:tab/><text:tab/><text:tab/><text:tab/>if a duplicate entry is to be inserted, it is ignored</text:p>
      <text:p text:style-name="P12"><text:tab/><text:tab/><text:tab/><text:tab/><text:tab/>(check if filename is contained in list)</text:p>
      <text:p text:style-name="P9"><text:tab/>outputAllFilenames</text:p>
      <text:p text:style-name="P2"><text:span text:style-name="T1"><text:tab/><text:tab/>Implementation for </text:span><text:span text:style-name="T5">moving filenames from one list to another</text:span></text:p>
      <text:p text:style-name="P9"><text:tab/>soAddFilename</text:p>
      <text:p text:style-name="P2"><text:span text:style-name="T1"><text:tab/><text:tab/>Implementation for </text:span><text:span text:style-name="T5">inserting filenames into a list</text:span></text:p>
      <text:p text:style-name="P11"/>
      <text:p text:style-name="P11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4efa" officeooo:paragraph-rsid="00074efa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10/10/14<text:tab/><text:tab/>PA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ial Schaffner</meta:initial-creator>
    <meta:creation-date>2014-11-10T22:29:17</meta:creation-date>
    <dc:date>2014-11-11T19:33:02</dc:date>
    <dc:creator>Nathanial Schaffner</dc:creator>
    <meta:editing-duration>PT16M41S</meta:editing-duration>
    <meta:editing-cycles>3</meta:editing-cycles>
    <meta:generator>LibreOffice/3.6$Linux_X86_64 LibreOffice_project/e29a214-2bbed72-0621de6-a97528c-8f066d</meta:generator>
    <meta:document-statistic meta:table-count="0" meta:image-count="0" meta:object-count="0" meta:page-count="2" meta:paragraph-count="64" meta:word-count="325" meta:character-count="2110" meta:non-whitespace-character-count="1717"/>
  </office:meta>
</office:document-meta>
</file>